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c674" officeooo:paragraph-rsid="0003c67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3c674" officeooo:paragraph-rsid="0003c67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c674" officeooo:paragraph-rsid="0003c67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1c0" officeooo:paragraph-rsid="000401c0" style:font-size-asian="10.5pt" style:font-weight-asian="normal" style:font-size-complex="12pt" style:font-weight-complex="normal"/>
    </style:style>
    <style:style style:name="T1" style:family="text">
      <style:text-properties officeooo:rsid="000401c0"/>
    </style:style>
    <style:style style:name="T2" style:family="text">
      <style:text-properties officeooo:rsid="0006e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summer Homework</text:p>
      <text:p text:style-name="P1"/>
      <text:p text:style-name="P2">1 Cambridge:</text:p>
      <text:p text:style-name="P4"/>
      <text:p text:style-name="P4">Ideal job: 1) A <text:s text:c="3"/>2) A <text:s text:c="3"/>3) D <text:s text:c="3"/>4) C <text:s text:c="3"/>5) D <text:s text:c="3"/>6) C <text:s text:c="3"/>7) A <text:s text:c="3"/>8) D</text:p>
      <text:p text:style-name="P4"/>
      <text:p text:style-name="P4">Search of silence: 9) as <text:s text:c="3"/>10) or <text:s text:c="3"/>11) Is <text:s text:c="3"/>12) <text:span text:style-name="T1">about <text:s text:c="3"/>13) that <text:s text:c="3"/>14) than <text:s text:c="3"/>15) as <text:s text:c="3"/>16) xxxx</text:span></text:p>
      <text:p text:style-name="P4"/>
      <text:p text:style-name="P3">Animals:</text:p>
      <text:p text:style-name="P3"/>
      <text:p text:style-name="P5">Amazing Irish animals: 1) B <text:s text:c="3"/>2) A <text:s text:c="3"/>3) C <text:s text:c="3"/>4) C <text:s text:c="3"/>5) D <text:s text:c="3"/>6) B <text:s text:c="3"/>7) C <text:s text:c="3"/>8) A</text:p>
      <text:p text:style-name="P5"/>
      <text:p text:style-name="P5">Animals collocation: 1) beak, feathers, <text:span text:style-name="T2">claws, wing <text:s text:c="2"/>2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7:24:02.349739990</meta:creation-date>
    <dc:date>2023-07-14T17:53:45.150771038</dc:date>
    <meta:editing-duration>PT8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70" meta:character-count="357" meta:non-whitespace-character-count="228"/>
  </office:meta>
</office:document-meta>
</file>